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9.75pt" fo:letter-spacing="normal" fo:font-style="normal" fo:font-weight="normal" loext:padding="0in" loext:border="none"/>
    </style:style>
    <style:style style:name="P2" style:family="paragraph" style:parent-style-name="Preformatted_20_Text">
      <style:paragraph-properties fo:margin-left="0.3335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9.75pt" fo:letter-spacing="normal" fo:font-style="normal" fo:font-weight="normal" loext:padding="0in" loext:border="none"/>
    </style:style>
    <style:style style:name="P3" style:family="paragraph" style:parent-style-name="Preformatted_20_Text">
      <style:paragraph-properties fo:margin-left="0.3335in" fo:margin-right="0in" fo:margin-top="0in" fo:margin-bottom="0in" loext:contextual-spacing="false" fo:orphans="2" fo:widows="2" fo:text-indent="0in" style:auto-text-indent="false" fo:padding="0in" fo:border="none"/>
    </style:style>
    <style:style style:name="T1" style:family="text">
      <style:text-properties officeooo:rsid="00207bfa"/>
    </style:style>
    <style:style style:name="T2" style:family="text">
      <style:text-properties officeooo:rsid="0021d0f9"/>
    </style:style>
    <style:style style:name="T3" style:family="text">
      <style:text-properties officeooo:rsid="0022b2e1"/>
    </style:style>
    <style:style style:name="T4" style:family="text">
      <style:text-properties fo:font-variant="normal" fo:text-transform="none" fo:color="#1d1c1d" style:font-name="Monaco" fo:font-size="9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1d1c1d" style:font-name="Monaco" fo:font-size="9.75pt" fo:letter-spacing="normal" fo:font-style="normal" fo:font-weight="normal" officeooo:rsid="00236db8" loext:padding="0in" loext:border="none"/>
    </style:style>
    <style:style style:name="T6" style:family="text">
      <style:text-properties officeooo:rsid="00236d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## Styling with Scss</text:p>
      <text:p text:style-name="P2">- What is a Scss mixin?</text:p>
      <text:p text:style-name="P2"/>
      <text:p text:style-name="P2"><text:tab/><text:span text:style-name="T1">The scss mixin is used primarily for writing code that can easily be reused throughout the rest of the scss document.</text:span></text:p>
      <text:p text:style-name="P2"/>
      <text:p text:style-name="P2">- Will Scss render in the browser? Why or why not?</text:p>
      <text:p text:style-name="P2"/>
      <text:p text:style-name="P2"><text:tab/><text:span text:style-name="T1">Scss will not render in the browser. Only html, css and javascript renders in the browser. Everything else must be converted to that format before seen.</text:span></text:p>
      <text:p text:style-name="P2"/>
      <text:p text:style-name="P2">- How do you assign a variable in Scss and give me a use case</text:p>
      <text:p text:style-name="P2"/>
      <text:p text:style-name="P2"><text:tab/><text:span text:style-name="T1">Scss variables are assigned with the dollar sign.</text:span></text:p>
      <text:p text:style-name="P2"><text:tab/></text:p>
      <text:p text:style-name="P2"><text:tab/><text:span text:style-name="T1">Example:</text:span></text:p>
      <text:p text:style-name="P2"><text:tab/><text:tab/></text:p>
      <text:p text:style-name="P2"><text:tab/><text:tab/><text:span text:style-name="T1">$variable : </text:span><text:span text:style-name="T2">blue;</text:span></text:p>
      <text:p text:style-name="P2"/>
      <text:p text:style-name="P2">- What is Variable Scope?</text:p>
      <text:p text:style-name="P2"/>
      <text:p text:style-name="P2"><text:tab/><text:span text:style-name="T2">Variable scope comes in two types, global and local. This is determined by where the variable is created. For instance a variable declared outside a selector is global, while one declared inside selectors are local. Local variables can only be called inside the selector it is declared in or it’s children.</text:span></text:p>
      <text:p text:style-name="P2"/>
      <text:p text:style-name="P2">- What is Pseudo Selector Nesting?</text:p>
      <text:p text:style-name="P2"/>
      <text:p text:style-name="P2"><text:tab/><text:span text:style-name="T2">Pseudo selector nesting is naming a selector, then calling the various states of itself as it’s children selector.</text:span></text:p>
      <text:p text:style-name="P2"/>
      <text:p text:style-name="P2">- Why would you use default variables in Scss?</text:p>
      <text:p text:style-name="P2"/>
      <text:p text:style-name="P2"><text:tab/><text:span text:style-name="T2">Default variables are used to give a value to an object when no other value is assigned.</text:span></text:p>
      <text:p text:style-name="P2"/>
      <text:p text:style-name="P2">- What is the purpose of Scss?</text:p>
      <text:p text:style-name="P2"/>
      <text:p text:style-name="P2"><text:tab/><text:span text:style-name="T2">To quickly and efficiently write and update code.</text:span></text:p>
      <text:p text:style-name="P2"/>
      <text:p text:style-name="P2">- What are some differences between Sass and Scss?</text:p>
      <text:p text:style-name="P2"/>
      <text:p text:style-name="P2"><text:tab/><text:span text:style-name="T2">Sass uses original syntax while scss does not. Too, Sass follows a strict indentation while Scss does not. Scss is nearly identical to css.</text:span></text:p>
      <text:p text:style-name="P2"/>
      <text:p text:style-name="P2">- What is the Scss @import Directive used for?</text:p>
      <text:p text:style-name="P2"/>
      <text:p text:style-name="P2"><text:tab/><text:span text:style-name="T2">@import is used to call a Scss file and it’s content into another Scss file.</text:span></text:p>
      <text:p text:style-name="P2"/>
      <text:p text:style-name="P1">- What is the <text:span text:style-name="T2">purpose</text:span> of the @content Directive in Scss?</text:p>
      <text:p text:style-name="P1"><text:tab/><text:span text:style-name="T3">@content in Scss is used to call a set of parameters and add to them in different spots.</text:span></text:p>
      <text:p text:style-name="P1"/>
      <text:p text:style-name="P1"/>
      <text:p text:style-name="P1"/>
      <text:p text:style-name="P2"><text:soft-page-break/>### CSS GRID BASICS</text:p>
      <text:p text:style-name="P2">- What is the main purpose of CSS Grid?</text:p>
      <text:p text:style-name="P2"/>
      <text:p text:style-name="P2"><text:tab/><text:span text:style-name="T3">To be used with flexbox. It breaks up the layout into the grid pattern specified to easily layout your page the way you need to.</text:span></text:p>
      <text:p text:style-name="P2"/>
      <text:p text:style-name="P2">- How do you start using CSS Grid with css?</text:p>
      <text:p text:style-name="P2"/>
      <text:p text:style-name="P2"><text:tab/><text:span text:style-name="T3">The first step to using CSS grid is to set the display type to grid.</text:span></text:p>
      <text:p text:style-name="P2"/>
      <text:p text:style-name="P2">- What is grid gap used for?</text:p>
      <text:p text:style-name="P2"/>
      <text:p text:style-name="P2"><text:tab/><text:span text:style-name="T3">Grid gap determines the space between the grid boxes.</text:span></text:p>
      <text:p text:style-name="P2"/>
      <text:p text:style-name="P2">- What are grid columns?</text:p>
      <text:p text:style-name="P2"/>
      <text:p text:style-name="P2"><text:tab/><text:span text:style-name="T3">Grid columns are the vertical lines in the grid pattern.</text:span></text:p>
      <text:p text:style-name="P2"/>
      <text:p text:style-name="P2">- What is the CSS grid repeat function?</text:p>
      <text:p text:style-name="P2"/>
      <text:p text:style-name="P2"><text:tab/><text:span text:style-name="T3">CSS grid repeat, repeats the values declared indefinitely so long as it has content to place in the grid.</text:span></text:p>
      <text:p text:style-name="P2"/>
      <text:p text:style-name="P2">- What does 1fr represent?</text:p>
      <text:p text:style-name="P2"/>
      <text:p text:style-name="P2"><text:tab/><text:span text:style-name="T3">1fr declares 1 column to be one fractional unit of the grid size. For instance 1fr 2fr would make 1fr equal a third of the overall grid size while the second unit would take up two-thirds of the grid size.</text:span></text:p>
      <text:p text:style-name="P2"/>
      <text:p text:style-name="P2">- What are grid rows?</text:p>
      <text:p text:style-name="P2"/>
      <text:p text:style-name="P2"><text:tab/><text:span text:style-name="T3">Grid rows are the horizontal lines when looking at the grid layout.</text:span></text:p>
      <text:p text:style-name="P2"/>
      <text:p text:style-name="P2">- What is the purpose of Justify Items?</text:p>
      <text:p text:style-name="P2"/>
      <text:p text:style-name="P2"><text:tab/><text:span text:style-name="T3">Justify items is used to align the items inside their block.</text:span></text:p>
      <text:p text:style-name="P2"/>
      <text:p text:style-name="P2">- What is the purpose of Align Items?</text:p>
      <text:p text:style-name="P2"/>
      <text:p text:style-name="P2"><text:tab/><text:span text:style-name="T6">Sets the align-self value as a group on all direct children of a parent selector.</text:span></text:p>
      <text:p text:style-name="P2"/>
      <text:p text:style-name="P3"><text:span text:style-name="T4">- What does grid-column-start do?</text:span></text:p>
      <text:p text:style-name="P3"><text:span text:style-name="T4"/></text:p>
      <text:p text:style-name="P3"><text:span text:style-name="T4"><text:tab/></text:span><text:span text:style-name="T5">Grid-column-start specifies the column line of a grid to start showing the content a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09:51:55.377755908</meta:creation-date>
    <dc:date>2020-09-13T11:35:47.491709550</dc:date>
    <meta:editing-duration>PT1M41S</meta:editing-duration>
    <meta:editing-cycles>1</meta:editing-cycles>
    <meta:document-statistic meta:table-count="0" meta:image-count="0" meta:object-count="0" meta:page-count="2" meta:paragraph-count="46" meta:word-count="546" meta:character-count="2928" meta:non-whitespace-character-count="2400"/>
    <meta:generator>LibreOffice/6.4.5.2$Linux_X86_64 LibreOffice_project/40$Build-2</meta:generator>
  </office:meta>
</office:document-meta>
</file>